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6b03a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6b03a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6b03a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6b03a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6b03a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6b03a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6b03a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6b03a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6b03a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6b03a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6b03a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6b03a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6b03a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6b03a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6b03a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6b03a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6b03a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Victor Celestino Nàrvaez Cabeza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/9/2009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414961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3ER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Dennys Daniel Nàrvaez Barreto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160274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6:14.413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2" meta:paragraph-count="15" meta:word-count="177" meta:character-count="1169" meta:non-whitespace-character-count="1002"/>
    <meta:template xlink:type="simple" xlink:actuate="onRequest" xlink:title="Normal" xlink:href=""/>
  </office:meta>
</office:document-meta>
</file>